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dcc" officeooo:paragraph-rsid="0018cdcc"/>
    </style:style>
    <style:style style:name="P2" style:family="paragraph" style:parent-style-name="Standard">
      <style:text-properties officeooo:rsid="001a90e3" officeooo:paragraph-rsid="001a90e3"/>
    </style:style>
    <style:style style:name="P3" style:family="paragraph" style:parent-style-name="Standard">
      <style:text-properties officeooo:rsid="001af292" officeooo:paragraph-rsid="001af292"/>
    </style:style>
    <style:style style:name="P4" style:family="paragraph" style:parent-style-name="Standard">
      <style:text-properties officeooo:paragraph-rsid="001af292"/>
    </style:style>
    <style:style style:name="T1" style:family="text">
      <style:text-properties officeooo:rsid="001af2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</text:p>
      <text:p text:style-name="P2">N= 1000;</text:p>
      <text:p text:style-name="P2">x= rand(1, N);</text:p>
      <text:p text:style-name="P2">S1 = 0;</text:p>
      <text:p text:style-name="P2">s2 = single(0);</text:p>
      <text:p text:style-name="P2">whos S1 S2</text:p>
      <text:p text:style-name="P2"/>
      <text:p text:style-name="P2">for k=1:N</text:p>
      <text:p text:style-name="P2"><text:tab/>S1 = S1 + x(k);</text:p>
      <text:p text:style-name="P2"><text:tab/>S2 = S2 + x(k);</text:p>
      <text:p text:style-name="P2">end</text:p>
      <text:p text:style-name="P2">fprintf(‘%.5f %.5f’, S1 S2)</text:p>
      <text:p text:style-name="P2">display(abs(S1-S2))</text:p>
      <text:p text:style-name="P2"/>
      <text:p text:style-name="P2">//</text:p>
      <text:p text:style-name="P2">496.99694 <text:s text:c="2"/>496.99683 <text:s text:c="2"/>single</text:p>
      <text:p text:style-name="P2"/>
      <text:p text:style-name="P2">1.1559e-04</text:p>
      <text:p text:style-name="P2">Por lo que los decimales correctos son 3</text:p>
      <text:p text:style-name="P2">//</text:p>
      <text:p text:style-name="P2"/>
      <text:p text:style-name="P2">N= 1000000;</text:p>
      <text:p text:style-name="P2">x= rand(1, N);</text:p>
      <text:p text:style-name="P2">S1 = 0;</text:p>
      <text:p text:style-name="P2">s2 = single(0);</text:p>
      <text:p text:style-name="P2">whos S1 S2</text:p>
      <text:p text:style-name="P2"/>
      <text:p text:style-name="P2">for k=1:N</text:p>
      <text:p text:style-name="P2"><text:tab/>S1 = S1 + x(k);</text:p>
      <text:p text:style-name="P2"><text:tab/>S2 = S2 + x(k);</text:p>
      <text:p text:style-name="P2">end</text:p>
      <text:p text:style-name="P2">fprintf(‘%.5f %.5f’, S1 S2)</text:p>
      <text:p text:style-name="P2">display(abs(S1-S2))</text:p>
      <text:p text:style-name="P2"/>
      <text:p text:style-name="P2">//</text:p>
      <text:p text:style-name="P3">500042.64780 <text:s text:c="2"/>500047.18750 <text:s text:c="2"/>single</text:p>
      <text:p text:style-name="P3"/>
      <text:p text:style-name="P3">4.5397</text:p>
      <text:p text:style-name="P3">El número de decimales correctos son 0.</text:p>
      <text:p text:style-name="P3">//</text:p>
      <text:p text:style-name="P3"/>
      <text:p text:style-name="P3">6.</text:p>
      <text:p text:style-name="P3">collatz(1);</text:p>
      <text:p text:style-name="P3">collatz(2);</text:p>
      <text:p text:style-name="P3">collatz(3);</text:p>
      <text:p text:style-name="P3">collatz(4);</text:p>
      <text:p text:style-name="P3">x=[];</text:p>
      <text:p text:style-name="P3">for k = 1:10000</text:p>
      <text:p text:style-name="P3"><text:tab/>x=[x, collatz(k)];</text:p>
      <text:p text:style-name="P3">end</text:p>
      <text:p text:style-name="P3">display(x)</text:p>
      <text:p text:style-name="P3">plot(x)</text:p>
      <text:p text:style-name="P3"><text:soft-page-break/>function L = collatz(n)</text:p>
      <text:p text:style-name="P3">L=1;</text:p>
      <text:p text:style-name="P4"><text:span text:style-name="T1">while(n</text:span>~=<text:span text:style-name="T1">1)</text:span></text:p>
      <text:p text:style-name="P4"><text:tab/><text:span text:style-name="T1">if(mod(n,2) == 0)</text:span></text:p>
      <text:p text:style-name="P4"><text:tab/><text:tab/><text:span text:style-name="T1">n=n/2;</text:span></text:p>
      <text:p text:style-name="P4"><text:tab/><text:span text:style-name="T1">else</text:span></text:p>
      <text:p text:style-name="P4"><text:tab/><text:tab/><text:span text:style-name="T1">n=3*n+1;</text:span></text:p>
      <text:p text:style-name="P4"><text:tab/><text:span text:style-name="T1">end</text:span></text:p>
      <text:p text:style-name="P4"><text:tab/><text:span text:style-name="T1">L=L+1;</text:span></text:p>
      <text:p text:style-name="P3">end</text:p>
      <text:p text:style-name="P3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8:48:12.599140060</meta:creation-date>
    <dc:date>2021-10-03T11:21:17.925792401</dc:date>
    <meta:editing-duration>PT9M14S</meta:editing-duration>
    <meta:editing-cycles>1</meta:editing-cycles>
    <meta:document-statistic meta:table-count="0" meta:image-count="0" meta:object-count="0" meta:page-count="2" meta:paragraph-count="55" meta:word-count="123" meta:character-count="663" meta:non-whitespace-character-count="574"/>
    <meta:generator>LibreOffice/7.1.5.2$Linux_X86_64 LibreOffice_project/10$Build-2</meta:generator>
  </office:meta>
</office:document-meta>
</file>